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Персональное число года 7 <text:s/><text:line-break/><text:line-break/>Год самопознания, внутренней работы, анализа, уединения, духовных исканий, получения знаний и опыта, размышлений и обретения уверенности в себе. Каждый шаг стоит продумывать и проверять. Не предпринимайте импульсивных и скоропостижных решений.<text:s/><text:line-break/><text:line-break/>В этот год человек пересматривает прежние взгляды, может быть депрессия.<text:s/><text:line-break/><text:line-break/>Возможны как непредвиденные препятствия, так и приятные сюрпризы. Хорошо заниматься самообразованием: читать, размышлять, оттачивать профессиональные навыки и приобретать новый опыт. Уходите от рутины. Благодаря погружению во внутренний мир вы сможете гармонизировать его, найти ответы на свои вопросы — в итоге вы щупаете новую понятную цель и путь к ее реализации.<text:s/><text:line-break/><text:line-break/>Благоприятные возможности:<text:s/><text:line-break/><text:line-break/>Это год, который дает возможность проанализировать и усвоить уроки за предыдущий период. Он благоприятен для духовного роста, очищения, здорового питания, энергетических практик и может принести серьезные открытия и необычный опыт. Вам захочется получить новые знания, кто-то начнет изучать эзотерику, науку, религию.<text:s/><text:line-break/><text:line-break/>Личная жизнь:<text:s/><text:line-break/><text:line-break/>Желание уединения и покоя может быть неправильно воспринято окружающими. На передний план выходит в первую очередь гармония с собой, а не с окружающими, поэтому в близких отношениях возможна холодность, закрытость с вашей стороны; возможно, кто-то захочет расстаться с вами — в этом нет ничего страшного. Вам нужно время и личное пространство для себя, поэтому предупредите об этом своих близких, партнера. Родные могут переживать о вашем состоянии, беспокоясь, как бы вы не впали в депрессию, печаль или переживания. В любви вас будет интересовать духовная сторона отношений — материальное и быт отойдут на второй план. Одиноким в этом году захочется любви, но решиться будет сложно: интересовать их будут только серьезные отношения.<text:s/><text:line-break/><text:line-break/>Развитие и карьера:<text:s/><text:line-break/><text:line-break/>В этот год не стоит лезть в новые предприятия — проживайте его спокойно, осознанно. Не стоит рисковать и инвестировать во что-либо. Концентрация на внутреннем мире может сделать вас уязвимым, поэтому внимательно подписывайте документы, а социальную и внешнюю активность лучше и вовсе снизить. Этот год не лучшее время для перемен — живите размеренно.<text:s/><text:line-break/><text:line-break/>Погоня за материальным в этом году не рекомендуется — это, вероятнее всего, приведет к обратному результату. Не ждите значительного увеличения дохода, но и недостатка денег вы не должны ощущать. Оплатите старые счета; вкладывайтесь в образование, тренинги, курсы по саморазвитию, расширяйте знания в своей профессии.<text:s/><text:line-break/><text:line-break/>Хорошо путешествовать, духовно обогащаться. Научитесь получать удовольствие в одиночестве, например: занимаясь саморазвитием, читая книжку или прогуливаясь в размышлениях по парку,<text:s/><text:soft-page-break/>обращаясь к внутренней интуиции.<text:s/><text:line-break/><text:line-break/>Основной мотив года:<text:s/><text:line-break/><text:line-break/>Позаботьтесь о здоровье заблаговременно. Самокритичность и слишком глубокое самопознание, переосмысление существующей картины мира, пересмотр целей и направления своей жизни может привести к негативному настрою, меланхолии и депрессии. Посетите психолога, чтобы избежать этого. А чтобы поддерживать нервную систему в хорошем состоянии, займитесь медитациями, йогой, прогулками на свежем воздухе или фитнесом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Тимка Барбер</meta:initial-creator>
    <dc:creator>Тимка Барбер</dc:creator>
    <meta:creation-date>2025-03-14T16:36:00Z</meta:creation-date>
    <dc:date>2025-03-14T16:41:00Z</dc:date>
    <meta:template xlink:href="Normal.dotm" xlink:type="simple"/>
    <meta:editing-cycles>8</meta:editing-cycles>
    <meta:editing-duration>PT120S</meta:editing-duration>
    <meta:document-statistic meta:page-count="2" meta:paragraph-count="6" meta:word-count="472" meta:character-count="3158" meta:row-count="22" meta:non-whitespace-character-count="2692"/>
  </office:meta>
</office:document-meta>
</file>